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9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fo:font-weight="bold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name-asian="Segoe UI" style:font-size-asian="10pt" style:font-name-complex="Tahoma" style:font-size-complex="1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 Story</text:p>
          </table:table-cell>
          <table:table-cell table:style-name="ce7" office:value-type="string" calcext:value-type="string">
            <text:p>CoS (Criteria of Satisfaction)</text:p>
          </table:table-cell>
          <table:table-cell table:style-name="ce3" office:value-type="string" calcext:value-type="string">
            <text:p>Estimated Effort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Motorrad-Fan möchte ich eine einfach zu navigierende Startseite kreieren.</text:p>
          </table:table-cell>
          <table:table-cell table:style-name="ce4" office:value-type="string" calcext:value-type="string">
            <text:p>Layout soll wie in der Skizze aussehen. </text:p>
          </table:table-cell>
          <table:table-cell table:style-name="ce6"/>
          <table:table-cell table:style-name="ce6" office:value-type="string" calcext:value-type="string">
            <text:p>Hoch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<text:span text:style-name="T2">Als ein Besucher</text:span> möchte ich mich auf der Startseite allgemein über Italien informieren können.</text:p>
          </table:table-cell>
          <table:table-cell table:style-name="ce4" office:value-type="string" calcext:value-type="string">
            <text:p><text:span text:style-name="T3">Enthält </text:span><text:span text:style-name="T4">grundsätzliche Informationen über Italien, Gesetze, Dronenaufnahme von Alpenpässen.</text:span></text:p>
          </table:table-cell>
          <table:table-cell table:style-name="ce6"/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Motorrad-Fan möchte ich Unterseiten zu verschiedenen Routen erstellen und diese auf der Startseite verlinken. </text:p>
          </table:table-cell>
          <table:table-cell table:style-name="ce8" office:value-type="string" calcext:value-type="string">
            <text:p>Diese sollen auf der Startseite über eine „Link Bar“ zu finden sein.</text:p>
          </table:table-cell>
          <table:table-cell table:style-name="ce6"/>
          <table:table-cell table:style-name="ce6" office:value-type="string" calcext:value-type="string">
            <text:p>Hoch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Als ein Besucher möchte ich detailierte Informationen über die angeführten Routen der Unterseiten bekommen.</text:p>
          </table:table-cell>
          <table:table-cell table:style-name="ce4" office:value-type="string" calcext:value-type="string">
            <text:p>Persönliche Fotos/Videos, eigene Meinung und Empfehlung, Bewertung der Route.</text:p>
          </table:table-cell>
          <table:table-cell table:style-name="ce6"/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<text:span text:style-name="T2">Als ein Besucher</text:span> möchte ich Bewertungen zu den jeweiligen Unterseiten abgeben können.</text:p>
          </table:table-cell>
          <table:table-cell table:style-name="ce4" office:value-type="string" calcext:value-type="string">
            <text:p>Mittels einer „Sternebewertung“, Skala von 0-10 in 0.5 Schritte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<text:span text:style-name="T2">Als ein Besucher</text:span> möchte ich Kommentare zu jeglichen Routen abgeben können, um meine Erfahrungen zu teilen.</text:p>
          </table:table-cell>
          <table:table-cell table:style-name="ce4" office:value-type="string" calcext:value-type="string">
            <text:p>Wird in einer Kommentarbox umgesetzt. Administratoren haben Zugriff auf Kommentar-bearbeitungen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Besucher möchte ich mich über die Kontaktmöglichkeiten des Websitenbetreibers informieren</text:p>
          </table:table-cell>
          <table:table-cell table:style-name="ce4" office:value-type="string" calcext:value-type="string">
            <text:p>Es soll eine „Kontakt“-Box ganz unten auf jeder Seite zu finden sein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3:48:19.37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14:41:34.532000000</dc:date>
    <meta:editing-duration>PT4S</meta:editing-duration>
    <meta:editing-cycles>2</meta:editing-cycles>
    <meta:generator>LibreOffice/7.2.4.1$Windows_X86_64 LibreOffice_project/27d75539669ac387bb498e35313b970b7fe9c4f9</meta:generator>
    <meta:document-statistic meta:table-count="1" meta:cell-count="41" meta:object-count="0"/>
  </office:meta>
</office:document-meta>
</file>